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96ec6" officeooo:paragraph-rsid="00196ec6"/>
    </style:style>
    <style:style style:name="P2" style:family="paragraph" style:parent-style-name="Text_20_body">
      <style:text-properties officeooo:rsid="001a0023" officeooo:paragraph-rsid="001a0023"/>
    </style:style>
    <style:style style:name="P3" style:family="paragraph" style:parent-style-name="Text_20_body">
      <style:text-properties officeooo:rsid="001a7f66" officeooo:paragraph-rsid="001a7f66"/>
    </style:style>
    <style:style style:name="P4" style:family="paragraph" style:parent-style-name="Text_20_body">
      <style:text-properties fo:font-style="italic" officeooo:rsid="001a7f66" officeooo:paragraph-rsid="001a7f66" style:font-style-asian="italic" style:font-style-complex="italic"/>
    </style:style>
    <style:style style:name="P5" style:family="paragraph" style:parent-style-name="Text_20_body">
      <style:text-properties fo:font-style="italic" officeooo:rsid="001b5858" officeooo:paragraph-rsid="001bda39" style:font-style-asian="italic" style:font-style-complex="italic"/>
    </style:style>
    <style:style style:name="P6" style:family="paragraph" style:parent-style-name="Text_20_body">
      <style:text-properties fo:font-style="italic" officeooo:rsid="001ef70b" officeooo:paragraph-rsid="001ef70b" style:font-style-asian="italic" style:font-style-complex="italic"/>
    </style:style>
    <style:style style:name="P7" style:family="paragraph" style:parent-style-name="Text_20_body">
      <style:text-properties fo:font-style="italic" officeooo:rsid="001f3d42" officeooo:paragraph-rsid="001f3d42" style:font-style-asian="italic" style:font-style-complex="italic"/>
    </style:style>
    <style:style style:name="P8" style:family="paragraph" style:parent-style-name="Text_20_body">
      <style:text-properties fo:font-style="normal" officeooo:rsid="001a7f66" officeooo:paragraph-rsid="001a7f66" style:font-style-asian="normal" style:font-style-complex="normal"/>
    </style:style>
    <style:style style:name="P9" style:family="paragraph" style:parent-style-name="Text_20_body">
      <style:text-properties fo:font-style="normal" officeooo:rsid="001b5858" officeooo:paragraph-rsid="001b5858" style:font-style-asian="normal" style:font-style-complex="normal"/>
    </style:style>
    <style:style style:name="P10" style:family="paragraph" style:parent-style-name="Text_20_body">
      <style:text-properties fo:font-style="normal" officeooo:rsid="001bda39" officeooo:paragraph-rsid="001bda39" style:font-style-asian="normal" style:font-style-complex="normal"/>
    </style:style>
    <style:style style:name="P11" style:family="paragraph" style:parent-style-name="Text_20_body">
      <style:text-properties fo:font-style="normal" officeooo:rsid="001e1505" officeooo:paragraph-rsid="001f3d42" style:font-style-asian="normal" style:font-style-complex="normal"/>
    </style:style>
    <style:style style:name="P12" style:family="paragraph" style:parent-style-name="Text_20_body">
      <style:text-properties fo:font-style="normal" officeooo:rsid="001ef70b" officeooo:paragraph-rsid="001ef70b" style:font-style-asian="normal" style:font-style-complex="normal"/>
    </style:style>
    <style:style style:name="P13" style:family="paragraph" style:parent-style-name="Text_20_body">
      <style:text-properties fo:font-style="normal" style:text-underline-style="solid" style:text-underline-width="auto" style:text-underline-color="font-color" officeooo:rsid="001f3d42" officeooo:paragraph-rsid="001f3d42" style:font-style-asian="normal" style:font-style-complex="normal"/>
    </style:style>
    <style:style style:name="P14" style:family="paragraph" style:parent-style-name="Text_20_body">
      <style:text-properties officeooo:rsid="001f3d42" officeooo:paragraph-rsid="001f3d42"/>
    </style:style>
    <style:style style:name="P15" style:family="paragraph" style:parent-style-name="Text_20_body">
      <style:text-properties officeooo:paragraph-rsid="001f3d42"/>
    </style:style>
    <style:style style:name="P16" style:family="paragraph" style:parent-style-name="Title">
      <style:text-properties officeooo:rsid="00196ec6" officeooo:paragraph-rsid="00196ec6"/>
    </style:style>
    <style:style style:name="P17" style:family="paragraph" style:parent-style-name="Subtitle">
      <style:text-properties officeooo:rsid="001a0023" officeooo:paragraph-rsid="001a0023"/>
    </style:style>
    <style:style style:name="P18" style:family="paragraph" style:parent-style-name="Subtitle">
      <style:text-properties fo:font-style="normal" officeooo:rsid="001a0023" officeooo:paragraph-rsid="001b5858" style:font-style-asian="normal" style:font-style-complex="normal"/>
    </style:style>
    <style:style style:name="P19" style:family="paragraph" style:parent-style-name="Subtitle">
      <style:text-properties officeooo:rsid="001f3d42" officeooo:paragraph-rsid="001f3d42"/>
    </style:style>
    <style:style style:name="P20" style:family="paragraph" style:parent-style-name="Subtitle">
      <style:text-properties officeooo:paragraph-rsid="001f3d42"/>
    </style:style>
    <style:style style:name="T1" style:family="text">
      <style:text-properties fo:font-style="italic" style:font-style-asian="italic" style:font-style-complex="italic"/>
    </style:style>
    <style:style style:name="T2" style:family="text">
      <style:text-properties fo:font-style="italic" officeooo:rsid="001a7f66" style:font-style-asian="italic" style:font-style-complex="italic"/>
    </style:style>
    <style:style style:name="T3" style:family="text">
      <style:text-properties fo:font-style="italic" officeooo:rsid="001e1505" style:font-style-asian="italic" style:font-style-complex="italic"/>
    </style:style>
    <style:style style:name="T4" style:family="text">
      <style:text-properties fo:font-style="italic" officeooo:rsid="001f3d42" style:font-style-asian="italic" style:font-style-complex="italic"/>
    </style:style>
    <style:style style:name="T5" style:family="text">
      <style:text-properties officeooo:rsid="001a7f66"/>
    </style:style>
    <style:style style:name="T6" style:family="text">
      <style:text-properties fo:font-style="normal" style:font-style-asian="normal" style:font-style-complex="normal"/>
    </style:style>
    <style:style style:name="T7" style:family="text">
      <style:text-properties fo:font-style="normal" officeooo:rsid="001a7f66" style:font-style-asian="normal" style:font-style-complex="normal"/>
    </style:style>
    <style:style style:name="T8" style:family="text">
      <style:text-properties fo:font-style="normal" officeooo:rsid="001f3d42" style:font-style-asian="normal" style:font-style-complex="normal"/>
    </style:style>
    <style:style style:name="T9" style:family="text">
      <style:text-properties officeooo:rsid="001b5858"/>
    </style:style>
    <style:style style:name="T10" style:family="text">
      <style:text-properties officeooo:rsid="001bda39"/>
    </style:style>
    <style:style style:name="T11" style:family="text">
      <style:text-properties officeooo:rsid="001c865e"/>
    </style:style>
    <style:style style:name="T12" style:family="text">
      <style:text-properties officeooo:rsid="001e1505"/>
    </style:style>
    <style:style style:name="T13" style:family="text">
      <style:text-properties officeooo:rsid="001ef70b"/>
    </style:style>
    <style:style style:name="T14" style:family="text">
      <style:text-properties officeooo:rsid="001f3d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Funciones de orden superior</text:p>
      <text:p text:style-name="P1"/>
      <text:p text:style-name="P1">Una función de orden superior es aquella que puede tomar funciones como parámetro, o devolver una función como resultado, o ambas cosas.</text:p>
      <text:p text:style-name="P2">Haskell no solo soporta las funciones de orden superior, sino que hace un uso permanente de esta cualidad, y de forma muy natural.</text:p>
      <text:p text:style-name="P17">Funciones como parámetro</text:p>
      <text:p text:style-name="P2">Una función que puede tomar como parámetro a otra función es considerada de orden superior. En Haskell esto se utiliza todo el tiempo para filtrar datos mediante algún criterio, realizar una acción sobre un conjunto de datos, etc.</text:p>
      <text:p text:style-name="P2">Un ejemplo de una función que viene por defecto en Haskell que toma funciones como parámetro es la función <text:span text:style-name="T1">filter</text:span>, a la cual se le pasa <text:span text:style-name="T5">una función y una lista, filter llama a la función con cada elemento de la lista, si la función devuelve </text:span><text:span text:style-name="T2">true</text:span><text:span text:style-name="T7"> el elemento es añadido a la lista que da como resultado.</text:span></text:p>
      <text:p text:style-name="P3"><text:span text:style-name="T6">Si se implementa una función </text:span><text:span text:style-name="T1">fQuickSort</text:span><text:span text:style-name="T6"> a la que le paso una función </text:span><text:span text:style-name="T1">f</text:span><text:span text:style-name="T6"> que dado un elemento de la lista me devuelve un valor </text:span><text:span text:style-name="T1">comparable</text:span><text:span text:style-name="T6">, y una lista que quiero ordenar de la siguiente forma:</text:span></text:p>
      <text:p text:style-name="P4">fQuickSort :: (Ord b) =&gt; (a -&gt; b) -&gt; [a] -&gt; [a]<text:line-break/>fQuickSort _ [] = []<text:line-break/>fQuickSort f (x:xs) = <text:line-break/> <text:s/>let <text:line-break/> <text:s text:c="5"/>menores = fQuickSort f [a | a &lt;- xs, (f a) &lt;= (f x)]<text:line-break/> <text:s text:c="5"/>mayores = fQuickSort f [a | a &lt;- xs, (f a) &gt; (f x)]<text:line-break/> <text:s/>in menores ++ [x] ++ mayores</text:p>
      <text:p text:style-name="P8">En esta implementación es realmente versátil, ya que dependiendo que función <text:span text:style-name="T1">f</text:span> se utilice para medir el “tamaño” de los elementos de la lista obtendremos un resultado distinto, y no restringimos los elementos de la lista a elementos ordenables, dado que el criterio de orden los obtenemos en función de la “medida” de los elementos.</text:p>
      <text:p text:style-name="P18">Funciones como <text:span text:style-name="T9">resultado</text:span></text:p>
      <text:p text:style-name="P9">Dijimos que una función también es de orden superior si puede dar como resultado otra función. Esto es útil, pues se puede crear constructores de funciones, estos constructores recibirán un valor, y devolverán una función para cada valor que tomen. Por ejemplo:</text:p>
      <text:p text:style-name="P5">mutiplicarPor :: <text:span text:style-name="T10">(</text:span>Num a =&gt;<text:span text:style-name="T10">)</text:span> a -&gt; <text:span text:style-name="T10">(</text:span>a -&gt; a<text:span text:style-name="T10">)</text:span><text:line-break/>multiplicarPor x = <text:span text:style-name="T10">(*) x</text:span></text:p>
      <text:p text:style-name="P10">Para cada valor de x, <text:span text:style-name="T1">multiplicarPor</text:span> da como resultado una función que recibe un numero y devuelve el el producto del numero pasado con x.</text:p>
      <text:p text:style-name="P10"><text:soft-page-break/>En realidad, Haskell utiliza las funciones de orden superior todo el tiempo, ya que las funciones de Haskell solo pueden tomar una única variable, esto es lo mismo que decir que las funciones en Haskell están Currificadas. No hay ninguna contradicción, cuando tenemos una función que aparenta recibir más de una variable lo que en realidad tenemos es una función que recibe un dato y nos devuelve una función, la cual toma el siguiente dato, y nos devuelve otra función y así sucesivamente. Esta es la explicación de<text:span text:style-name="T12">l</text:span> porque cuando anotamos en la definición de tipos de una funci<text:span text:style-name="T11">ó</text:span>n <text:span text:style-name="T12">no diferenciamos entre los parámetros de entrada y el valor de retorno.</text:span></text:p>
      <text:p text:style-name="P11">La Currificación hace evidente la necesidad de que el lenguaje suporte funciones de orden superior. <text:span text:style-name="T13">A medida que vamos aplicando parcialmente la función vamos obteniendo nuevas funciones como resultado, y este es el concepto de que una función sea de orden superior por devolver una función.</text:span> Usando el ejemplo anterior, el <text:span text:style-name="T1">fQuickSort</text:span> es un constructor de sorts, al que se le pasa una función <text:span text:style-name="T1">f </text:span>y nos da un sort que ordena con un determinado criterio, lo mismo pasa con <text:span text:style-name="T1">filter</text:span> y <text:span text:style-name="T1">map</text:span>.<text:line-break/><text:span text:style-name="T13">En Haskell este tipo de funciones son tan comunes que tiene montones de aplicaciones en las librerías standar utilizando funciones de orden superior, ya mencionamos las funciones <text:s/></text:span><text:span text:style-name="T1">filter</text:span> y <text:span text:style-name="T1">map</text:span>, <text:span text:style-name="T13">pero se incluyen muchos más.</text:span></text:p>
      <text:p text:style-name="P19">Pliegues (folds)</text:p>
      <text:p text:style-name="P12"><text:s/>Unas <text:span text:style-name="T14">funciones </text:span>particularmente útiles y cómodas son los <text:span text:style-name="T1">pliegues (folds)</text:span>.<text:line-break/>Como en Haskell las variables sin inmutables no existe los iteradores clásicos de los lenguajes imperativos, sino que se utiliza la recursividad de las funciones, esto es tan común que existen algunas funciones útiles <text:span text:style-name="T14">tienen incorporado estos patrones para realizar iteraciones</text:span>. Si querr<text:span text:style-name="T14">í</text:span>amos implementar la función <text:span text:style-name="T1">elem</text:span> utilizando pliegues podr<text:span text:style-name="T14">í</text:span>amos hacerlo como</text:p>
      <text:p text:style-name="P6">elem' :: (Eq a)=&gt; a -&gt; [a] -&gt; Bool<text:line-break/>elem' y ys = foldl f False ys<text:line-break/> <text:s/>whre f acc x = if x==y then True else acc</text:p>
      <text:p text:style-name="P12">Lo que estamos haciendo es pasarle a nuestro pliegue una función que devuelve <text:span text:style-name="T1">True</text:span> si el elemento que recibe es el mismo que el que nosotros buscamos, y sino devuelve el <text:span text:style-name="T1">acc</text:span>, ademas la función recibe como “segundo” parámetro el valor inicial del acumulador que va a pasarle a la función, y una lista sobre la que deseamos que itere. Lo que hace foldl es agarrar la cabeza de la lista, pasarselo a la función f, y tomar el valor obtenido como nuevo acumulador, luego se llama a si mismo con la cola de la lista, la misma función y este nuevo acumulador. El resultado que devuelve foldl es el ultimo valor que devuelve el acumulador.</text:p>
      <text:p text:style-name="P12">Si quisi<text:span text:style-name="T14">é</text:span>ramos implementar <text:span text:style-name="T1">foldl</text:span> podríamos hacerlo así:</text:p>
      <text:p text:style-name="P6">foldl' :: (a-&gt;b-&gt;a)-&gt; a-&gt;[b]-&gt;a<text:line-break/>foldl' _ acc [] = acc<text:line-break/>foldl' f acc (x:xs) = foldl' f (f acc x) xs</text:p>
      <text:p text:style-name="P6"/>
      <text:p text:style-name="P20"><text:span text:style-name="T14">Funciones Anónimas \ </text:span><text:bookmark text:name="Funciones-anónimas-\-(lambdas)"/>(<text:span text:style-name="T14">L</text:span>ambdas)</text:p>
      <text:p text:style-name="P14"/>
      <text:p text:style-name="P15"><text:soft-page-break/><text:span text:style-name="T8">Al usar este tipo de funciones solemos tener que crear funciones con el único objetivo de pasarlas a nuestras funciones de orden superior, lo cual no tiene mucho sentido, para esto aparecen las denominadas funciones anónimas, o funciones lambdas. </text:span>Las funciones lambda son expresiones (devuelven un valor), por eso podemos pasarlas como parámetros a funciones de orden superior.<text:line-break/><text:span text:style-name="T14">Su sintaxis es:<text:line-break/><text:tab/><text:tab/></text:span><text:span text:style-name="T4">(\a b -&gt; 2a/b)<text:line-break/></text:span><text:span text:style-name="T8">donde a y b son los parámetros que recibe, lo que sucede a <text:s/>-&gt; indica que el comportamiento de dicha función. Suelen estar encerradas entre paréntesis para delimitarlas, de lo contrario tomarán todo el renglón.</text:span></text:p>
      <text:p text:style-name="P14"><text:span text:style-name="T6">Utilizando este tipo de funciones, podríamos haber escrito nuestro pliegue como</text:span></text:p>
      <text:p text:style-name="P7">elem' :: (Eq a)=&gt; a -&gt; [a] -&gt; Bool<text:line-break/>elem' y ys = foldl (\acc x-&gt; if x==y then True else acc) False y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0T12:15:16.051556623</meta:creation-date>
    <dc:date>2015-05-20T14:55:11.091948877</dc:date>
    <meta:editing-duration>PT57M57S</meta:editing-duration>
    <meta:editing-cycles>2</meta:editing-cycles>
    <meta:generator>LibreOffice/4.2.8.2$Linux_x86 LibreOffice_project/420m0$Build-2</meta:generator>
    <meta:document-statistic meta:table-count="0" meta:image-count="0" meta:object-count="0" meta:page-count="3" meta:paragraph-count="25" meta:word-count="984" meta:character-count="5639" meta:non-whitespace-character-count="4655"/>
  </office:meta>
</office:document-meta>
</file>